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1906E37C1F44CCFF.png" manifest:media-type="image/png"/>
  <manifest:file-entry manifest:full-path="Pictures/10000201000000300000003063BD88DF84A330D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74ef57" officeooo:paragraph-rsid="0074ef57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ext_20_body">
      <style:text-properties officeooo:rsid="0074ef57" officeooo:paragraph-rsid="0074ef57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10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1" style:family="paragraph" style:parent-style-name="Table_20_Contents">
      <style:text-properties officeooo:rsid="00775416" officeooo:paragraph-rsid="00775416"/>
    </style:style>
    <style:style style:name="P12" style:family="paragraph" style:parent-style-name="Table_20_Contents">
      <style:text-properties officeooo:rsid="00794bd0" officeooo:paragraph-rsid="00794bd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775416" style:font-weight-asian="bold" style:font-weight-complex="bold"/>
    </style:style>
    <style:style style:name="T4" style:family="text">
      <style:text-properties officeooo:rsid="0074ef5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<draw:frame draw:style-name="fr1" draw:name="graphics69" text:anchor-type="as-char" svg:width="1.27cm" svg:height="1.27cm" draw:z-index="0"><draw:image xlink:href="Pictures/1000020100000030000000301906E37C1F44CCFF.png" xlink:type="simple" xlink:show="embed" xlink:actuate="onLoad" loext:mime-type="image/png"/></draw:frame></text:p>
          </table:table-cell>
          <table:table-cell table:style-name="Tabla1.B1" office:value-type="string">
            <text:p text:style-name="P6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Velocidade máxima de FSB</text:p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8"><draw:frame draw:style-name="fr1" draw:name="Imagen8" text:anchor-type="as-char" svg:width="1.099cm" svg:height="1.099cm" draw:z-index="1"><draw:image xlink:href="Pictures/10000201000000300000003063BD88DF84A330D3.png" xlink:type="simple" xlink:show="embed" xlink:actuate="onLoad" loext:mime-type="image/png"/></draw:frame></text:p>
          </table:table-cell>
          <table:table-cell table:style-name="Tabla4.B1" office:value-type="string">
            <text:p text:style-name="P4">1. <text:span text:style-name="T4">Calcula a velocidade máxima teórica do FSB (en MB/s) nun sistema con dous módulos idénticos de memoria DDR-400 configurados en modos Dual Channel.</text:span></text:p>
            <text:p text:style-name="P5">Indica, ademais, a frecuencia de operación do módulo de memoria e o ancho de banda, así como a súa nomenclatura en formato PCX-____</text:p>
          </table:table-cell>
        </table:table-row>
        <table:table-row>
          <table:table-cell table:style-name="Tabla4.A2" table:number-columns-spanned="2" office:value-type="string">
            <text:p text:style-name="P9">Resposta</text:p>
          </table:table-cell>
          <table:covered-table-cell/>
        </table:table-row>
        <table:table-row>
          <table:table-cell table:style-name="Tabla4.A3" table:number-columns-spanned="2" office:value-type="string">
            <text:p text:style-name="P12">Velocidad:</text:p>
            <text:p text:style-name="P12"/>
            <text:p text:style-name="P11">DDR-400</text:p>
            <text:p text:style-name="P11">400/2= 200MHz</text:p>
            <text:p text:style-name="P11">64 bits = 8 bytes</text:p>
            <text:p text:style-name="P11"/>
            <text:p text:style-name="P11">200*8 = 6400MB/s</text:p>
            <text:p text:style-name="P11"/>
            <text:p text:style-name="P11">Dual channel: 200MHz * 8 bytes * 2MB/s * 2 = 6400 MB/s</text:p>
            <text:p text:style-name="P11"/>
            <text:p text:style-name="P12">Latencia:</text:p>
            <text:p text:style-name="P12">T = (200 * 10^6)^-1= 5*10^-9 segundos = 5 nanosegundos</text:p>
            <text:p text:style-name="P12"/>
            <text:p text:style-name="P12">PC-3200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2-10-03T16:27:37.747000000</dc:date>
    <meta:editing-duration>PT9H33M22S</meta:editing-duration>
    <meta:editing-cycles>163</meta:editing-cycles>
    <meta:generator>LibreOffice/6.4.3.2$Windows_X86_64 LibreOffice_project/747b5d0ebf89f41c860ec2a39efd7cb15b54f2d8</meta:generator>
    <meta:document-statistic meta:table-count="2" meta:image-count="2" meta:object-count="0" meta:page-count="1" meta:paragraph-count="18" meta:word-count="94" meta:character-count="530" meta:non-whitespace-character-count="449"/>
  </office:meta>
</office:document-meta>
</file>